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21409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21409a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b05" officeooo:paragraph-rsid="001d0b05"/>
    </style:style>
    <style:style style:name="P2" style:family="paragraph" style:parent-style-name="Standard">
      <style:text-properties fo:font-weight="bold" officeooo:rsid="001d0b05" officeooo:paragraph-rsid="001d0b05" style:font-weight-asian="bold" style:font-weight-complex="bold"/>
    </style:style>
    <style:style style:name="P3" style:family="paragraph" style:parent-style-name="Table_20_Contents">
      <style:text-properties fo:color="#ffffff" fo:font-weight="bold" officeooo:rsid="001d0b05" officeooo:paragraph-rsid="001d0b05" style:font-weight-asian="bold" style:font-weight-complex="bold"/>
    </style:style>
    <style:style style:name="P4" style:family="paragraph" style:parent-style-name="Table_20_Contents">
      <style:text-properties officeooo:rsid="001e6c76" officeooo:paragraph-rsid="001e6c76"/>
    </style:style>
    <style:style style:name="P5" style:family="paragraph" style:parent-style-name="Standard" style:list-style-name="L1">
      <style:text-properties officeooo:rsid="001d0b05" officeooo:paragraph-rsid="001d0b05"/>
    </style:style>
    <style:style style:name="P6" style:family="paragraph" style:parent-style-name="Standard">
      <style:text-properties fo:font-weight="bold" officeooo:rsid="001fa6c4" officeooo:paragraph-rsid="001fa6c4" style:font-weight-asian="bold" style:font-weight-complex="bold"/>
    </style:style>
    <style:style style:name="P7" style:family="paragraph" style:parent-style-name="Standard">
      <style:text-properties fo:font-weight="normal" officeooo:rsid="001fa6c4" officeooo:paragraph-rsid="001d0b0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fa6c4" officeooo:paragraph-rsid="001d0b0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ncho Alarma:</text:p>
      <text:p text:style-name="P1"/>
      <text:p text:style-name="P1">El poncho alarma para la plataforma Educiaa, es una herramienta que permite de manera rápida contar con algunas interfaces básicas para desarrollar un pequeño sistema de alarma domiciliaria o domótica.</text:p>
      <text:p text:style-name="P1"/>
      <text:p text:style-name="P1"/>
      <text:p text:style-name="P2">Características:</text:p>
      <text:list xml:id="list4030629343" text:style-name="L1">
        <text:list-item>
          <text:p text:style-name="P5">2 - Salidas Relay.</text:p>
        </text:list-item>
        <text:list-item>
          <text:p text:style-name="P5">4 - Entradas optoacopladas.</text:p>
        </text:list-item>
        <text:list-item>
          <text:p text:style-name="P5">1 - ESP8266 (ESP-01)</text:p>
        </text:list-item>
        <text:list-item>
          <text:p text:style-name="P5">1 - Display Alfanumérico 16x2</text:p>
          <text:p text:style-name="P5"/>
          <text:p text:style-name="P5"><text:s/></text:p>
        </text:list-item>
      </text:list>
      <text:p text:style-name="P2">Mapeo de Entradas – Salidas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oncho Alarma</text:p>
          </table:table-cell>
          <table:table-cell table:style-name="Tabla1.B1" office:value-type="string">
            <text:p text:style-name="P3">Educiaa</text:p>
          </table:table-cell>
        </table:table-row>
        <table:table-row>
          <table:table-cell table:style-name="Tabla1.A7" office:value-type="string">
            <text:p text:style-name="P4">Out_1</text:p>
          </table:table-cell>
          <table:table-cell table:style-name="Tabla1.B7" office:value-type="string">
            <text:p text:style-name="P4">GPIO0</text:p>
          </table:table-cell>
        </table:table-row>
        <table:table-row>
          <table:table-cell table:style-name="Tabla1.A7" office:value-type="string">
            <text:p text:style-name="P4">Out_2</text:p>
          </table:table-cell>
          <table:table-cell table:style-name="Tabla1.B7" office:value-type="string">
            <text:p text:style-name="P4">GPIO2</text:p>
          </table:table-cell>
        </table:table-row>
        <table:table-row>
          <table:table-cell table:style-name="Tabla1.A7" office:value-type="string">
            <text:p text:style-name="P4">In_1</text:p>
          </table:table-cell>
          <table:table-cell table:style-name="Tabla1.B7" office:value-type="string">
            <text:p text:style-name="P4">GPIO8</text:p>
          </table:table-cell>
        </table:table-row>
        <table:table-row>
          <table:table-cell table:style-name="Tabla1.A7" office:value-type="string">
            <text:p text:style-name="P4">In_2</text:p>
          </table:table-cell>
          <table:table-cell table:style-name="Tabla1.B7" office:value-type="string">
            <text:p text:style-name="P4">GPIO7</text:p>
          </table:table-cell>
        </table:table-row>
        <table:table-row>
          <table:table-cell table:style-name="Tabla1.A7" office:value-type="string">
            <text:p text:style-name="P4">In_3</text:p>
          </table:table-cell>
          <table:table-cell table:style-name="Tabla1.B7" office:value-type="string">
            <text:p text:style-name="P4">GPIO5</text:p>
          </table:table-cell>
        </table:table-row>
        <table:table-row>
          <table:table-cell table:style-name="Tabla1.A7" office:value-type="string">
            <text:p text:style-name="P4">In_4</text:p>
          </table:table-cell>
          <table:table-cell table:style-name="Tabla1.B7" office:value-type="string">
            <text:p text:style-name="P4">GPIO3</text:p>
          </table:table-cell>
        </table:table-row>
      </table:table>
      <text:p text:style-name="P7"/>
      <text:p text:style-name="P7"/>
      <text:p text:style-name="P8"/>
      <text:p text:style-name="P7"/>
      <text:p text:style-name="P6">Nota: <text:span text:style-name="T1">Este poncho está basado en diseños anteriores de: Mariano Bustos - Jorge Osio - Diego Breng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19:46.220919134</meta:creation-date>
    <dc:date>2018-11-12T09:37:28.544249535</dc:date>
    <meta:editing-duration>PT1M59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25" meta:word-count="92" meta:character-count="534" meta:non-whitespace-character-count="469"/>
  </office:meta>
</office:document-meta>
</file>